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 style:list-style-name="WW8Num1"/>
    <style:style style:name="P6" style:family="paragraph" style:parent-style-name="Standard" style:list-style-name="WW8Num1">
      <style:text-properties officeooo:paragraph-rsid="00216734"/>
    </style:style>
    <style:style style:name="P7" style:family="paragraph" style:parent-style-name="Standard" style:list-style-name="WW8Num1">
      <style:text-properties officeooo:paragraph-rsid="0021a2d5"/>
    </style:style>
    <style:style style:name="P8" style:family="paragraph" style:parent-style-name="Standard" style:list-style-name="WW8Num1">
      <style:text-properties officeooo:paragraph-rsid="0022db1d"/>
    </style:style>
    <style:style style:name="P9" style:family="paragraph" style:parent-style-name="Standard" style:list-style-name="WW8Num1">
      <style:text-properties officeooo:paragraph-rsid="0024b37d"/>
    </style:style>
    <style:style style:name="P10" style:family="paragraph" style:parent-style-name="Standard" style:list-style-name="WW8Num1">
      <style:text-properties officeooo:paragraph-rsid="0027700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ce669"/>
    </style:style>
    <style:style style:name="T3" style:family="text">
      <style:text-properties fo:color="#00a933" loext:opacity="100%" fo:font-weight="bold" officeooo:rsid="000ce669" fo:background-color="#dde8cb" loext:char-shading-value="0" style:font-weight-asian="bold" style:font-weight-complex="bold"/>
    </style:style>
    <style:style style:name="T4" style:family="text">
      <style:text-properties fo:color="#afd095" loext:opacity="100%" fo:font-weight="bold" officeooo:rsid="000ce669" fo:background-color="#dde8cb" loext:char-shading-value="0" style:font-weight-asian="bold" style:font-weight-complex="bold"/>
    </style:style>
    <style:style style:name="T5" style:family="text">
      <style:text-properties fo:color="#afd095" loext:opacity="100%" fo:font-weight="bold" officeooo:rsid="000ce669" fo:background-color="transparent" loext:char-shading-value="0" style:font-weight-asian="bold" style:font-weight-complex="bold"/>
    </style:style>
    <style:style style:name="T6" style:family="text">
      <style:text-properties fo:color="#afd095" loext:opacity="100%" fo:font-weight="bold" officeooo:rsid="000ce669" fo:background-color="transparent" loext:char-shading-value="0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Программа коллоквиума </text:p>
      <text:p text:style-name="P2">по математическому анализу</text:p>
      <text:p text:style-name="P2">1 семестр</text:p>
      <text:p text:style-name="P3"/>
      <text:list text:style-name="WW8Num1">
        <text:list-item>
          <text:p text:style-name="P10"><text:span text:style-name="T3">+++</text:span><text:span text:style-name="T2"> </text:span>Ограниченные множества. Верхняя и нижняя грани числовых множеств. Свойства граней. </text:p>
        </text:list-item>
        <text:list-item>
          <text:p text:style-name="P6"><text:span text:style-name="T3">+++</text:span><text:span text:style-name="T2"> </text:span>Теорема о существовании верхней грани.</text:p>
        </text:list-item>
        <text:list-item>
          <text:p text:style-name="P6"><text:span text:style-name="T3">+++</text:span><text:span text:style-name="T2"> </text:span>Счетные множества и их свойства. </text:p>
        </text:list-item>
        <text:list-item>
          <text:p text:style-name="P6"><text:span text:style-name="T3">+++</text:span><text:span text:style-name="T2"> </text:span>Теорема о несчетности интервала. Множества мощности континуум.</text:p>
        </text:list-item>
        <text:list-item>
          <text:p text:style-name="P6"><text:span text:style-name="T3">+++</text:span><text:span text:style-name="T2"> </text:span>Ограниченные последовательности. Достаточное условие ограниченности последовательности.</text:p>
        </text:list-item>
        <text:list-item>
          <text:p text:style-name="P6"><text:span text:style-name="T3">+++</text:span><text:span text:style-name="T2"> </text:span>Бесконечно малые последовательности. Теорема об арифметических действиях над бесконечно малыми последовательностями. </text:p>
        </text:list-item>
        <text:list-item>
          <text:p text:style-name="P6"><text:span text:style-name="T3">+++</text:span><text:span text:style-name="T2"> </text:span>Бесконечно большие последовательности, их связь с бесконечно малыми.</text:p>
        </text:list-item>
        <text:list-item>
          <text:p text:style-name="P6"><text:span text:style-name="T3">++</text:span><text:span text:style-name="T2"> </text:span>Предел последовательности. Теорема о единственности предела.</text:p>
        </text:list-item>
        <text:list-item>
          <text:p text:style-name="P6"><text:span text:style-name="T3">++</text:span><text:span text:style-name="T2"> </text:span>Ограниченность сходящейся последовательности.</text:p>
        </text:list-item>
        <text:list-item>
          <text:p text:style-name="P6"><text:span text:style-name="T3">++</text:span><text:span text:style-name="T2"> </text:span>Порядковые свойства предела. Переход к пределу в неравенствах.</text:p>
        </text:list-item>
        <text:list-item>
          <text:p text:style-name="P6"><text:span text:style-name="T3">++</text:span><text:span text:style-name="T2"> </text:span>Порядковый признак существования предела последовательности.</text:p>
        </text:list-item>
        <text:list-item>
          <text:p text:style-name="P6"><text:span text:style-name="T3">++</text:span><text:span text:style-name="T2"> </text:span>Арифметические свойства предела последовательности.</text:p>
        </text:list-item>
        <text:list-item>
          <text:p text:style-name="P6"><text:span text:style-name="T3">++</text:span><text:span text:style-name="T2"> </text:span>Монотонные последовательности. Теорема Вейерштрасса о монотонных последовательностях.</text:p>
        </text:list-item>
        <text:list-item>
          <text:p text:style-name="P6"><text:span text:style-name="T3">++</text:span><text:span text:style-name="T2"> </text:span>Лемма о вложенных отрезках.</text:p>
        </text:list-item>
        <text:list-item>
          <text:p text:style-name="P6"><text:span text:style-name="T3">++</text:span><text:span text:style-name="T2"> </text:span>Подпоследовательности и частичные пределы последовательности. Теорема о подпоследовательностях сходящейся последовательности. </text:p>
        </text:list-item>
        <text:list-item>
          <text:p text:style-name="P6"><text:span text:style-name="T3">+</text:span><text:span text:style-name="T2"> </text:span>Верхний и нижний пределы последовательности. Корректность определения. </text:p>
        </text:list-item>
        <text:list-item>
          <text:p text:style-name="P6"><text:span text:style-name="T3">+</text:span><text:span text:style-name="T2"> </text:span>Свойства верхнего и нижнего пределов.</text:p>
        </text:list-item>
        <text:list-item>
          <text:p text:style-name="P5">Теорема Больцано-Вейерштрасса.</text:p>
        </text:list-item>
        <text:list-item>
          <text:p text:style-name="P7"><text:span text:style-name="T3">+</text:span><text:span text:style-name="T2"> </text:span>Фундаментальные последовательности. Теорема об ограниченности фундаментальной последовательности. <text:s/></text:p>
        </text:list-item>
        <text:list-item>
          <text:p text:style-name="P7"><text:span text:style-name="T3">+</text:span><text:span text:style-name="T2"> </text:span>Критерий Коши сходимости последовательности.</text:p>
        </text:list-item>
        <text:list-item>
          <text:p text:style-name="P8"><text:span text:style-name="T6">+</text:span><text:span text:style-name="T2"> </text:span>Определения Гейне и Коши предела функции в точке. Теорема об их эквивалентности.</text:p>
        </text:list-item>
        <text:list-item>
          <text:p text:style-name="P5">Критерий Коши существования предела функции.</text:p>
        </text:list-item>
        <text:list-item>
          <text:p text:style-name="P5">Односторонние пределы функции, связь с пределом.</text:p>
        </text:list-item>
        <text:list-item>
          <text:p text:style-name="P9"><text:span text:style-name="T6">+</text:span><text:span text:style-name="T2"> </text:span>Арифметические свойства предела функции.</text:p>
        </text:list-item>
        <text:list-item>
          <text:p text:style-name="P5">Порядковые свойства предела функции. </text:p>
        </text:list-item>
        <text:list-item>
          <text:p text:style-name="P5">Порядковый признак существования предела функции.</text:p>
        </text:list-item>
        <text:list-item>
          <text:p text:style-name="P5">Теорема о пределе сложной функции.</text:p>
        </text:list-item>
      </text:list>
      <text:p text:style-name="P4"><text:s/><text:span text:style-name="T1"/></text:p>
      <text:p text:style-name="Standard">Доцент Сахно Л.В. <text:s/></text:p>
      <text:p text:style-name="P4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грамма коллоквиума 1</dc:title>
    <dc:subject/>
    <meta:keyword/>
    <dc:description/>
    <meta:initial-creator>ks</meta:initial-creator>
    <meta:creation-date>2018-10-21T22:42:00</meta:creation-date>
    <dc:date>2023-11-09T10:45:49.277799498</dc:date>
    <meta:editing-cycles>33</meta:editing-cycles>
    <meta:editing-duration>P1DT15H29M51S</meta:editing-duration>
    <meta:generator>LibreOffice/7.6.2.1$Linux_X86_64 LibreOffice_project/60$Build-1</meta:generator>
    <meta:document-statistic meta:table-count="0" meta:image-count="0" meta:object-count="0" meta:page-count="1" meta:paragraph-count="33" meta:word-count="223" meta:character-count="1831" meta:non-whitespace-character-count="1653"/>
  </office:meta>
</office:document-meta>
</file>